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DB47A26D6DC3CD35D66.jpg" manifest:media-type="image/jpeg"/>
  <manifest:file-entry manifest:full-path="Pictures/10000000000009B000000DB49A3A13E0BF53CFA4.png" manifest:media-type="image/png"/>
  <manifest:file-entry manifest:full-path="Pictures/100000000000005E0000005E559E080573799E3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6.016cm" fo:margin-left="2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292cm"/>
    </style:style>
    <style:style style:name="Tabela2.B" style:family="table-column">
      <style:table-column-properties style:column-width="10.724cm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row-height="0.101cm" fo:background-color="transparent" fo:keep-together="auto">
        <style:background-image/>
      </style:table-row-properties>
    </style:style>
    <style:style style:name="Tabela2.A2" style:family="table-cell">
      <style:table-cell-properties style:vertical-align="" fo:background-color="#000000" fo:padding="0.097cm" fo:border="0.05pt solid #000000" style:writing-mode="lr-tb">
        <style:background-image/>
      </style:table-cell-properties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10" style:family="table-row">
      <style:table-row-properties style:row-height="0.101cm"/>
    </style:style>
    <style:style style:name="Tabela2.A10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16cm" fo:margin-left="2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3.A" style:family="table-column">
      <style:table-column-properties style:column-width="5.292cm"/>
    </style:style>
    <style:style style:name="Tabela3.B" style:family="table-column">
      <style:table-column-properties style:column-width="10.724cm"/>
    </style:style>
    <style:style style:name="Tabela3.A1" style:family="table-cell">
      <style:table-cell-properties fo:padding="0.097cm" fo:border="0.05pt solid #000000"/>
    </style:style>
    <style:style style:name="Tabela3.2" style:family="table-row">
      <style:table-row-properties style:row-height="0.101cm"/>
    </style:style>
    <style:style style:name="Tabela3.A2" style:family="table-cell">
      <style:table-cell-properties fo:background-color="#000000" fo:padding="0.097cm" fo:border="0.05pt solid #000000">
        <style:background-image/>
      </style:table-cell-properties>
    </style:style>
    <style:style style:name="Tabe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10" style:family="table-row">
      <style:table-row-properties style:row-height="0.101cm" fo:background-color="transparent" fo:keep-together="auto">
        <style:background-image/>
      </style:table-row-properties>
    </style:style>
    <style:style style:name="Tabela3.A10" style:family="table-cell">
      <style:table-cell-properties style:vertical-align="" fo:background-color="#00000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loext:graphic-properties draw:fill="bitmap" draw:fill-image-name="Sky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>
        <style:background-image xlink:href="Pictures/100000000000005E0000005E559E080573799E35.png" xlink:type="simple" xlink:actuate="onLoad"/>
      </style:paragraph-properties>
    </style:style>
    <style:style style:name="P2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023382d" fo:background-color="#000000" style:font-name-asian="Noto Sans CJK SC Regular" style:font-size-asian="2pt" style:font-name-complex="FreeSans" style:font-size-complex="2pt"/>
    </style:style>
    <style:style style:name="P3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033b63c" fo:background-color="#000000" style:font-name-asian="Noto Sans CJK SC Regular" style:font-size-asian="2pt" style:font-name-complex="FreeSans" style:font-size-complex="2pt"/>
    </style:style>
    <style:style style:name="P4" style:family="paragraph" style:parent-style-name="Table_20_Contents">
      <loext:graphic-properties draw:fill="solid" draw:fill-color="#000000"/>
      <style:paragraph-properties fo:background-color="#000000" style:writing-mode="lr-tb"/>
      <style:text-properties officeooo:paragraph-rsid="0033b63c" fo:background-color="#000000"/>
    </style:style>
    <style:style style:name="P5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023382d" style:font-name-asian="Noto Sans CJK SC Regular" style:font-size-asian="2pt" style:font-name-complex="FreeSans" style:font-size-complex="2pt"/>
    </style:style>
    <style:style style:name="P6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color="#111c27" fo:font-size="14pt" officeooo:rsid="00130d38" officeooo:paragraph-rsid="00130d3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111c27" style:font-name="Carlito" fo:font-size="28pt" fo:font-style="normal" fo:font-weight="bold" style:font-size-asian="28pt" style:font-style-asian="normal" style:font-weight-asian="bold" style:font-size-complex="26pt"/>
    </style:style>
    <style:style style:name="P9" style:family="paragraph" style:parent-style-name="Standard">
      <style:paragraph-properties fo:text-align="start" style:justify-single-word="false"/>
      <style:text-properties officeooo:paragraph-rsid="0071170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Carlito" fo:font-size="10pt" fo:font-style="normal" fo:font-weight="bold" style:font-size-asian="8.75pt" style:font-style-asian="normal" style:font-weight-asian="bold" style:font-size-complex="10pt"/>
    </style:style>
    <style:style style:name="P11" style:family="paragraph" style:parent-style-name="Standard">
      <style:text-properties officeooo:paragraph-rsid="0023382d"/>
    </style:style>
    <style:style style:name="P12" style:family="paragraph" style:parent-style-name="Text_20_body_20_indent">
      <style:paragraph-properties fo:margin-left="3.81cm" fo:margin-right="0cm" fo:text-indent="0cm" style:auto-text-indent="false"/>
      <style:text-properties officeooo:rsid="001beaf1" officeooo:paragraph-rsid="001beaf1"/>
    </style:style>
    <style:style style:name="P13" style:family="paragraph" style:parent-style-name="Text_20_body_20_indent">
      <style:paragraph-properties fo:margin-left="3.81cm" fo:margin-right="0cm" fo:text-indent="0cm" style:auto-text-indent="false"/>
      <style:text-properties officeooo:rsid="001cf8d6" officeooo:paragraph-rsid="001cf8d6"/>
    </style:style>
    <style:style style:name="P14" style:family="paragraph" style:parent-style-name="Text_20_body_20_indent">
      <style:paragraph-properties fo:margin-left="3.81cm" fo:margin-right="0cm" fo:text-indent="0cm" style:auto-text-indent="false"/>
      <style:text-properties fo:color="#800000" officeooo:rsid="00b9ae7b" officeooo:paragraph-rsid="00b9ae7b"/>
    </style:style>
    <style:style style:name="P15" style:family="paragraph" style:parent-style-name="Heading_20_2">
      <style:text-properties officeooo:rsid="001b52ae" officeooo:paragraph-rsid="001b52ae"/>
    </style:style>
    <style:style style:name="P16" style:family="paragraph" style:parent-style-name="Heading_20_2">
      <style:text-properties officeooo:rsid="001ba6fe" officeooo:paragraph-rsid="001ba6fe"/>
    </style:style>
    <style:style style:name="P17" style:family="paragraph" style:parent-style-name="Heading_20_2">
      <style:text-properties officeooo:paragraph-rsid="002233f4"/>
    </style:style>
    <style:style style:name="P18" style:family="paragraph" style:parent-style-name="Heading_20_2">
      <style:text-properties officeooo:rsid="002233f4" officeooo:paragraph-rsid="002233f4"/>
    </style:style>
    <style:style style:name="P19" style:family="paragraph" style:parent-style-name="Título_20_2_20_em_20_tabela">
      <style:text-properties officeooo:paragraph-rsid="0023382d"/>
    </style:style>
    <style:style style:name="P20" style:family="paragraph" style:parent-style-name="Título_20_2_20_em_20_tabela">
      <style:text-properties officeooo:rsid="00baf784" officeooo:paragraph-rsid="00baf784"/>
    </style:style>
    <style:style style:name="P21" style:family="paragraph" style:parent-style-name="Título_20_2_20_em_20_tabela">
      <style:text-properties officeooo:rsid="00baf784" officeooo:paragraph-rsid="00c10d9c"/>
    </style:style>
    <style:style style:name="P22" style:family="paragraph" style:parent-style-name="Título_20_2_20_em_20_tabela">
      <style:text-properties officeooo:rsid="00bc76fd" officeooo:paragraph-rsid="00c10d9c"/>
    </style:style>
    <style:style style:name="P23" style:family="paragraph" style:parent-style-name="Table_20_Contents">
      <style:text-properties style:font-name-asian="Noto Sans CJK SC Regular" style:font-name-complex="FreeSans" style:font-size-complex="14pt"/>
    </style:style>
    <style:style style:name="P24" style:family="paragraph" style:parent-style-name="Table_20_Contents">
      <style:text-properties fo:font-size="12pt" officeooo:rsid="0023382d" officeooo:paragraph-rsid="0023382d" style:font-name-asian="Noto Sans CJK SC Regular" style:font-size-asian="12pt" style:font-name-complex="FreeSans" style:font-size-complex="12pt"/>
    </style:style>
    <style:style style:name="P25" style:family="paragraph" style:parent-style-name="Table_20_Contents">
      <style:text-properties fo:font-size="12pt" officeooo:rsid="0023382d" officeooo:paragraph-rsid="00416d4b" style:font-name-asian="Noto Sans CJK SC Regular" style:font-size-asian="12pt" style:font-name-complex="FreeSans" style:font-size-complex="12pt"/>
    </style:style>
    <style:style style:name="P26" style:family="paragraph" style:parent-style-name="Table_20_Contents">
      <style:text-properties officeooo:paragraph-rsid="0033b63c"/>
    </style:style>
    <style:style style:name="P27" style:family="paragraph" style:parent-style-name="Table_20_Contents">
      <style:text-properties officeooo:paragraph-rsid="0023382d"/>
    </style:style>
    <style:style style:name="P28" style:family="paragraph" style:parent-style-name="Table_20_Contents">
      <style:text-properties officeooo:paragraph-rsid="00416d4b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111c27" style:font-name="Carlito" fo:font-size="6pt" fo:font-style="normal" fo:font-weight="bold" officeooo:rsid="00130d38" officeooo:paragraph-rsid="007df819" style:font-size-asian="6pt" style:font-style-asian="normal" style:font-weight-asian="bold" style:font-size-complex="6pt" style:font-weight-complex="bold"/>
    </style:style>
    <style:style style:name="P30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31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paragraph-rsid="00c10d9c" fo:hyphenate="true" fo:hyphenation-remain-char-count="2" fo:hyphenation-push-char-count="2"/>
    </style:style>
    <style:style style:name="P32" style:family="paragraph" style:parent-style-name="Text_20_body">
      <style:paragraph-properties fo:text-align="center" style:justify-single-word="false"/>
      <style:text-properties officeooo:paragraph-rsid="00948991"/>
    </style:style>
    <style:style style:name="P33" style:family="paragraph" style:parent-style-name="Text_20_body">
      <style:text-properties officeooo:paragraph-rsid="00b7fa0b"/>
    </style:style>
    <style:style style:name="P34" style:family="paragraph" style:parent-style-name="Text_20_body">
      <style:paragraph-properties fo:text-align="center" style:justify-single-word="false"/>
      <style:text-properties officeooo:rsid="0091ce55" officeooo:paragraph-rsid="00c10d9c"/>
    </style:style>
    <style:style style:name="P35" style:family="paragraph" style:parent-style-name="Text_20_body">
      <style:text-properties officeooo:paragraph-rsid="00c10d9c"/>
    </style:style>
    <style:style style:name="P36" style:family="paragraph" style:parent-style-name="Text_20_body">
      <style:paragraph-properties fo:margin-top="0cm" fo:margin-bottom="0cm" loext:contextual-spacing="false" fo:text-align="center" style:justify-single-word="false" style:writing-mode="lr-tb"/>
      <style:text-properties officeooo:paragraph-rsid="00b7fa0b"/>
    </style:style>
    <style:style style:name="P37" style:family="paragraph" style:parent-style-name="Text_20_body">
      <style:paragraph-properties fo:margin-top="0cm" fo:margin-bottom="0cm" loext:contextual-spacing="false" fo:text-align="center" style:justify-single-word="false" style:writing-mode="lr-tb"/>
      <style:text-properties officeooo:rsid="00c359a7" officeooo:paragraph-rsid="00c359a7"/>
    </style:style>
    <style:style style:name="P38" style:family="paragraph" style:parent-style-name="Standard">
      <style:paragraph-properties fo:text-align="center" style:justify-single-word="false"/>
      <style:text-properties fo:color="#111c27" style:font-name="Caladea" fo:font-size="24pt" fo:font-style="normal" fo:font-weight="normal" officeooo:rsid="000ec5fe" style:font-size-asian="24pt" style:font-style-asian="normal" style:font-weight-asian="normal" style:font-size-complex="24pt"/>
    </style:style>
    <style:style style:name="P39" style:family="paragraph" style:parent-style-name="Standard">
      <style:paragraph-properties fo:text-align="start" style:justify-single-word="false"/>
      <style:text-properties fo:color="#111c27" style:font-name="Carlito" fo:font-size="14pt" fo:font-style="normal" fo:font-weight="bold" officeooo:rsid="001b52ae" officeooo:paragraph-rsid="001b52ae" style:font-size-asian="14pt" style:font-style-asian="normal" style:font-weight-asian="bold" style:font-size-complex="14pt" style:font-weight-complex="bold"/>
    </style:style>
    <style:style style:name="P40" style:family="paragraph" style:parent-style-name="Standard">
      <style:text-properties officeooo:paragraph-rsid="00d3d0ba"/>
    </style:style>
    <style:style style:name="P41" style:family="paragraph" style:parent-style-name="Text_20_body" style:master-page-name="First_20_Page">
      <style:paragraph-properties style:page-number="1"/>
    </style:style>
    <style:style style:name="P42" style:family="paragraph" style:parent-style-name="Heading_20_1">
      <style:text-properties officeooo:rsid="0016bcf3" officeooo:paragraph-rsid="0016bcf3"/>
    </style:style>
    <style:style style:name="P43" style:family="paragraph" style:parent-style-name="Heading_20_1">
      <style:text-properties officeooo:rsid="00b7fa0b" officeooo:paragraph-rsid="00b7fa0b"/>
    </style:style>
    <style:style style:name="P44" style:family="paragraph" style:parent-style-name="Heading_20_1">
      <style:text-properties officeooo:paragraph-rsid="00d3d0ba"/>
    </style:style>
    <style:style style:name="P45" style:family="paragraph" style:parent-style-name="Heading_20_1">
      <style:text-properties officeooo:paragraph-rsid="00230e7c"/>
    </style:style>
    <style:style style:name="P46" style:family="paragraph" style:parent-style-name="Heading_20_1" style:master-page-name="">
      <style:paragraph-properties style:page-number="auto"/>
      <style:text-properties officeooo:rsid="00b7fa0b" officeooo:paragraph-rsid="00b7fa0b"/>
    </style:style>
    <style:style style:name="P47" style:family="paragraph" style:parent-style-name="Heading_20_1" style:master-page-name="">
      <style:paragraph-properties style:page-number="auto"/>
      <style:text-properties officeooo:rsid="00b7fa0b" officeooo:paragraph-rsid="00c10d9c"/>
    </style:style>
    <style:style style:name="P48" style:family="paragraph" style:parent-style-name="Text_20_body_20_indent" style:list-style-name="L1">
      <style:text-properties officeooo:rsid="001ba6fe" officeooo:paragraph-rsid="001ba6fe"/>
    </style:style>
    <style:style style:name="P49" style:family="paragraph" style:parent-style-name="Text_20_body_20_indent" style:list-style-name="L1">
      <style:text-properties officeooo:rsid="001b52ae" officeooo:paragraph-rsid="0049eee6"/>
    </style:style>
    <style:style style:name="P50" style:family="paragraph" style:parent-style-name="Text_20_body_20_indent" style:list-style-name="L1">
      <style:text-properties officeooo:rsid="0020d528" officeooo:paragraph-rsid="0020d528"/>
    </style:style>
    <style:style style:name="P51" style:family="paragraph" style:parent-style-name="Text_20_body_20_indent" style:list-style-name="L1">
      <style:text-properties officeooo:rsid="0020d528" officeooo:paragraph-rsid="0049eee6"/>
    </style:style>
    <style:style style:name="P52" style:family="paragraph" style:parent-style-name="Text_20_body_20_indent" style:list-style-name="L2">
      <style:text-properties officeooo:rsid="0020d528" officeooo:paragraph-rsid="0020d528"/>
    </style:style>
    <style:style style:name="P53" style:family="paragraph" style:parent-style-name="Text_20_body_20_indent" style:list-style-name="L2">
      <style:text-properties officeooo:rsid="0020d528" officeooo:paragraph-rsid="002233f4"/>
    </style:style>
    <style:style style:name="P54" style:family="paragraph" style:parent-style-name="Text_20_body_20_indent" style:list-style-name="L2"/>
    <style:style style:name="P55" style:family="paragraph" style:parent-style-name="Text_20_body_20_indent" style:list-style-name="L2">
      <style:text-properties officeooo:rsid="001beaf1" officeooo:paragraph-rsid="001beaf1"/>
    </style:style>
    <style:style style:name="P56" style:family="paragraph" style:parent-style-name="Text_20_body_20_indent" style:list-style-name="L3">
      <style:text-properties fo:font-weight="bold" officeooo:rsid="001beaf1" officeooo:paragraph-rsid="001beaf1" style:font-weight-asian="bold" style:font-weight-complex="bold"/>
    </style:style>
    <style:style style:name="P57" style:family="paragraph" style:parent-style-name="Text_20_body_20_indent" style:list-style-name="L4">
      <style:text-properties fo:font-weight="bold" officeooo:rsid="001cf8d6" officeooo:paragraph-rsid="001cf8d6" style:font-weight-asian="bold" style:font-weight-complex="bold"/>
    </style:style>
    <style:style style:name="P58" style:family="paragraph" style:parent-style-name="Text_20_body_20_indent" style:list-style-name="L5">
      <style:text-properties fo:font-weight="bold" officeooo:rsid="002233f4" officeooo:paragraph-rsid="002233f4" style:font-weight-asian="bold" style:font-weight-complex="bold"/>
    </style:style>
    <style:style style:name="P59" style:family="paragraph" style:parent-style-name="Text_20_body_20_indent" style:list-style-name="L5">
      <style:text-properties officeooo:rsid="002233f4" officeooo:paragraph-rsid="002233f4"/>
    </style:style>
    <style:style style:name="P60" style:family="paragraph" style:parent-style-name="Text_20_body_20_indent" style:list-style-name="L6">
      <style:text-properties officeooo:rsid="0022c8d6" officeooo:paragraph-rsid="0022c8d6"/>
    </style:style>
    <style:style style:name="P61" style:family="paragraph" style:parent-style-name="Text_20_body_20_indent">
      <style:paragraph-properties fo:margin-left="3.81cm" fo:margin-right="0cm" fo:text-indent="0cm" style:auto-text-indent="false"/>
      <style:text-properties officeooo:rsid="001cf8d6" officeooo:paragraph-rsid="001cf8d6"/>
    </style:style>
    <style:style style:name="P62" style:family="paragraph" style:parent-style-name="Text_20_body_20_indent">
      <loext:graphic-properties draw:fill="none"/>
      <style:paragraph-properties fo:margin-left="3.81cm" fo:margin-right="0cm" fo:margin-top="0cm" fo:margin-bottom="0cm" loext:contextual-spacing="false" fo:text-indent="0cm" style:auto-text-indent="false" fo:background-color="transparent" style:writing-mode="lr-tb"/>
      <style:text-properties style:text-underline-style="solid" style:text-underline-width="auto" style:text-underline-color="font-color" officeooo:rsid="0023574d" officeooo:paragraph-rsid="0023574d"/>
    </style:style>
    <style:style style:name="P63" style:family="paragraph" style:parent-style-name="Text_20_body_20_indent" style:list-style-name="L2">
      <style:paragraph-properties fo:margin-top="0cm" fo:margin-bottom="0cm" loext:contextual-spacing="false"/>
      <style:text-properties fo:font-weight="bold" officeooo:rsid="0023574d" officeooo:paragraph-rsid="0023574d" style:font-weight-asian="bold" style:font-weight-complex="bold"/>
    </style:style>
    <style:style style:name="P64" style:family="paragraph" style:parent-style-name="Título_20_2_20_em_20_tabela">
      <style:text-properties officeooo:rsid="00bc76fd" officeooo:paragraph-rsid="00d3d0ba"/>
    </style:style>
    <style:style style:name="P65" style:family="paragraph" style:parent-style-name="Título_20_2_20_em_20_tabela">
      <style:text-properties officeooo:rsid="00bc76fd" officeooo:paragraph-rsid="00bc76fd"/>
    </style:style>
    <style:style style:name="P66" style:family="paragraph" style:parent-style-name="Título_20_2_20_em_20_tabela">
      <style:text-properties officeooo:rsid="00bc76fd" officeooo:paragraph-rsid="00d7d61e"/>
    </style:style>
    <style:style style:name="P67" style:family="paragraph" style:parent-style-name="Título_20_2_20_em_20_tabela">
      <style:paragraph-properties fo:text-align="center" style:justify-single-word="false"/>
      <style:text-properties officeooo:rsid="00bc76fd" officeooo:paragraph-rsid="00bc76fd"/>
    </style:style>
    <style:style style:name="P68" style:family="paragraph" style:parent-style-name="Título_20_2_20_em_20_tabela">
      <style:text-properties officeooo:paragraph-rsid="00d7d61e"/>
    </style:style>
    <style:style style:name="P69" style:family="paragraph" style:parent-style-name="Table_20_Contents">
      <style:text-properties officeooo:paragraph-rsid="00416d4b"/>
    </style:style>
    <style:style style:name="P70" style:family="paragraph" style:parent-style-name="Table_20_Contents">
      <style:text-properties officeooo:paragraph-rsid="00d3eda1"/>
    </style:style>
    <style:style style:name="P71" style:family="paragraph" style:parent-style-name="Table_20_Contents">
      <style:text-properties officeooo:paragraph-rsid="0023382d"/>
    </style:style>
    <style:style style:name="P72" style:family="paragraph" style:parent-style-name="Table_20_Contents">
      <style:text-properties fo:font-size="12pt" officeooo:rsid="0023382d" officeooo:paragraph-rsid="00416d4b" style:font-name-asian="Noto Sans CJK SC Regular" style:font-size-asian="12pt" style:font-name-complex="FreeSans" style:font-size-complex="12pt"/>
    </style:style>
    <style:style style:name="P73" style:family="paragraph" style:parent-style-name="Table_20_Contents">
      <style:text-properties officeooo:paragraph-rsid="0033b63c"/>
    </style:style>
    <style:style style:name="P74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paragraph-rsid="00d3d0ba" fo:hyphenate="true" fo:hyphenation-remain-char-count="2" fo:hyphenation-push-char-count="2"/>
    </style:style>
    <style:style style:name="P75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76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paragraph-rsid="00d7d61e" fo:hyphenate="true" fo:hyphenation-remain-char-count="2" fo:hyphenation-push-char-count="2"/>
    </style:style>
    <style:style style:name="P77" style:family="paragraph" style:parent-style-name="Table_20_Contents">
      <loext:graphic-properties draw:fill="bitmap" draw:fill-image-name="fundo_5f_geral"/>
      <style:paragraph-properties fo:margin-left="0cm" fo:margin-right="0cm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c1f35d" officeooo:paragraph-rsid="00c1f35d" fo:hyphenate="true" fo:hyphenation-remain-char-count="2" fo:hyphenation-push-char-count="2"/>
    </style:style>
    <style:style style:name="P78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bc76fd" officeooo:paragraph-rsid="00d7d61e" fo:hyphenate="true" fo:hyphenation-remain-char-count="2" fo:hyphenation-push-char-count="2"/>
    </style:style>
    <style:style style:name="P79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bc76fd" officeooo:paragraph-rsid="00bc76fd" fo:hyphenate="true" fo:hyphenation-remain-char-count="2" fo:hyphenation-push-char-count="2"/>
    </style:style>
    <style:style style:name="P80" style:family="paragraph" style:parent-style-name="Table_20_Contents">
      <loext:graphic-properties draw:fill="bitmap" draw:fill-image-name="fundo_5f_geral"/>
      <style:paragraph-properties fo:margin-left="0cm" fo:margin-right="0cm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bc76fd" officeooo:paragraph-rsid="00c10d9c" fo:hyphenate="true" fo:hyphenation-remain-char-count="2" fo:hyphenation-push-char-count="2"/>
    </style:style>
    <style:style style:name="P81" style:family="paragraph" style:parent-style-name="Table_20_Contents">
      <loext:graphic-properties draw:fill="bitmap" draw:fill-image-name="fundo_5f_geral"/>
      <style:paragraph-properties fo:margin-left="0cm" fo:margin-right="0cm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d3d0ba" officeooo:paragraph-rsid="00d3d0ba" fo:hyphenate="true" fo:hyphenation-remain-char-count="2" fo:hyphenation-push-char-count="2"/>
    </style:style>
    <style:style style:name="P82" style:family="paragraph" style:parent-style-name="Table_20_Contents">
      <loext:graphic-properties draw:fill="bitmap" draw:fill-image-name="fundo_5f_geral"/>
      <style:paragraph-properties fo:margin-left="0cm" fo:margin-right="0cm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paragraph-rsid="00c10d9c" fo:hyphenate="true" fo:hyphenation-remain-char-count="2" fo:hyphenation-push-char-count="2"/>
    </style:style>
    <style:style style:name="P83" style:family="paragraph" style:parent-style-name="Table_20_Contents">
      <loext:graphic-properties draw:fill="bitmap" draw:fill-image-name="fundo_5f_geral"/>
      <style:paragraph-properties fo:margin-left="0cm" fo:margin-right="0cm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be89bd" officeooo:paragraph-rsid="00c10d9c" fo:hyphenate="true" fo:hyphenation-remain-char-count="2" fo:hyphenation-push-char-count="2"/>
    </style:style>
    <style:style style:name="P84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be89bd" officeooo:paragraph-rsid="00be89bd" fo:hyphenate="true" fo:hyphenation-remain-char-count="2" fo:hyphenation-push-char-count="2"/>
    </style:style>
    <style:style style:name="P85" style:family="paragraph" style:parent-style-name="Table_20_Contents">
      <loext:graphic-properties draw:fill="bitmap" draw:fill-image-name="fundo_5f_geral"/>
      <style:paragraph-properties fo:margin-left="0cm" fo:margin-right="0cm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c0033a" officeooo:paragraph-rsid="00c10d9c" fo:hyphenate="true" fo:hyphenation-remain-char-count="2" fo:hyphenation-push-char-count="2"/>
    </style:style>
    <style:style style:name="P86" style:family="paragraph" style:parent-style-name="Table_20_Contents">
      <loext:graphic-properties draw:fill="bitmap" draw:fill-image-name="fundo_5f_geral"/>
      <style:paragraph-properties fo:margin-left="0cm" fo:margin-right="0cm" fo:text-align="center" style:justify-single-word="false" fo:hyphenation-ladder-count="no-limit" fo:text-indent="0cm" style:auto-text-indent="false" style:shadow="none" style:writing-mode="lr-tb">
        <style:tab-stops/>
        <style:background-image xlink:href="Pictures/10000000000009B000000DB49A3A13E0BF53CFA4.png" xlink:type="simple" xlink:actuate="onLoad" style:repeat="stretch"/>
      </style:paragraph-properties>
      <style:text-properties officeooo:rsid="00c0033a" officeooo:paragraph-rsid="00c0033a" fo:hyphenate="true" fo:hyphenation-remain-char-count="2" fo:hyphenation-push-char-count="2"/>
    </style:style>
    <style:style style:name="T1" style:family="text">
      <style:text-properties officeooo:rsid="00b7fa0b"/>
    </style:style>
    <style:style style:name="T2" style:family="text">
      <style:text-properties style:font-name="Carlito" fo:font-style="normal" fo:font-weight="normal" style:font-style-asian="normal" style:font-weight-asian="normal"/>
    </style:style>
    <style:style style:name="T3" style:family="text">
      <style:text-properties style:font-name="Carlito" fo:font-style="normal" fo:font-weight="bold" style:font-style-asian="normal" style:font-weight-asian="bold" style:font-weight-complex="bold"/>
    </style:style>
    <style:style style:name="T4" style:family="text">
      <style:text-properties style:font-name="Carlito" fo:font-size="12pt" fo:background-color="transparent" loext:char-shading-value="0" style:font-size-asian="10.5pt"/>
    </style:style>
    <style:style style:name="T5" style:family="text">
      <style:text-properties officeooo:rsid="00130d38"/>
    </style:style>
    <style:style style:name="T6" style:family="text">
      <style:text-properties style:text-outline="false" style:text-line-through-style="none" style:text-line-through-type="none" style:font-name="Carlito" fo:letter-spacing="0.035cm" fo:font-style="normal" fo:text-shadow="none" style:text-underline-style="none" fo:font-weight="normal" style:letter-kerning="true" fo:background-color="transparent" loext:char-shading-value="0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Carlito" fo:letter-spacing="0.035cm" fo:font-style="normal" fo:text-shadow="none" style:text-underline-style="none" fo:font-weight="bold" style:letter-kerning="true" fo:background-color="transparent" loext:char-shading-value="0" style:font-style-asian="normal" style:font-weight-asian="bold" style:font-weight-complex="bold" style:text-emphasize="none"/>
    </style:style>
    <style:style style:name="T8" style:family="text">
      <style:text-properties fo:color="#111c27" style:font-name="Carlito" fo:font-size="12pt" fo:font-style="normal" fo:font-weight="normal" fo:background-color="transparent" loext:char-shading-value="0" style:font-size-asian="10.5pt" style:font-style-asian="normal" style:font-weight-asian="normal" style:font-size-complex="14pt" style:font-weight-complex="normal"/>
    </style:style>
    <style:style style:name="T9" style:family="text">
      <style:text-properties fo:color="#111c27" style:font-name="Carlito" fo:font-size="12pt" fo:font-style="normal" fo:font-weight="normal" officeooo:rsid="0049eee6" fo:background-color="transparent" loext:char-shading-value="0" style:font-size-asian="10.5pt" style:font-style-asian="normal" style:font-weight-asian="normal" style:font-size-complex="14pt" style:font-weight-complex="normal"/>
    </style:style>
    <style:style style:name="T10" style:family="text">
      <style:text-properties fo:color="#111c27" style:font-name="Carlito" fo:font-size="12pt" fo:font-style="normal" fo:font-weight="bold" fo:background-color="transparent" loext:char-shading-value="0" style:font-size-asian="10.5pt" style:font-style-asian="normal" style:font-weight-asian="bold" style:font-size-complex="14pt" style:font-weight-complex="bold"/>
    </style:style>
    <style:style style:name="T11" style:family="text">
      <style:text-properties fo:color="#111c27" style:font-name="Carlito" fo:font-size="12pt" fo:font-style="normal" fo:font-weight="bold" officeooo:rsid="0049eee6" fo:background-color="transparent" loext:char-shading-value="0" style:font-size-asian="10.5pt" style:font-style-asian="normal" style:font-weight-asian="bold" style:font-size-complex="14pt" style:font-weight-complex="bold"/>
    </style:style>
    <style:style style:name="T12" style:family="text">
      <style:text-properties fo:color="#111c27" style:font-name="Carlito" fo:font-size="14pt" fo:font-style="normal" fo:font-weight="bold" style:font-size-asian="14pt" style:font-style-asian="normal" style:font-weight-asian="bold" style:font-size-complex="14pt" style:font-weight-complex="bold"/>
    </style:style>
    <style:style style:name="T13" style:family="text">
      <style:text-properties fo:color="#111c27" style:font-name="Carlito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14" style:family="text">
      <style:text-properties fo:color="#800000"/>
    </style:style>
    <style:style style:name="T15" style:family="text">
      <style:text-properties fo:color="#800000" style:font-name="Carlito" fo:font-size="12pt" fo:font-style="normal" fo:font-weight="normal" fo:background-color="transparent" loext:char-shading-value="0" style:font-size-asian="10.5pt" style:font-style-asian="normal" style:font-weight-asian="normal" style:font-size-complex="14pt" style:font-weight-complex="normal"/>
    </style:style>
    <style:style style:name="T16" style:family="text">
      <style:text-properties officeooo:rsid="0023382d"/>
    </style:style>
    <style:style style:name="T17" style:family="text">
      <style:text-properties officeooo:rsid="003a3815"/>
    </style:style>
    <style:style style:name="T18" style:family="text">
      <style:text-properties fo:font-size="10pt" officeooo:rsid="003e6fe8" style:font-size-asian="10pt" style:font-size-complex="10pt"/>
    </style:style>
    <style:style style:name="T19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20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T21" style:family="text">
      <style:text-properties fo:font-size="10pt" officeooo:rsid="00d3eda1" style:font-name-asian="Noto Sans CJK SC Regular" style:font-size-asian="10pt" style:font-name-complex="FreeSans" style:font-size-complex="10pt"/>
    </style:style>
    <style:style style:name="T22" style:family="text">
      <style:text-properties officeooo:rsid="00458e53"/>
    </style:style>
    <style:style style:name="T23" style:family="text">
      <style:text-properties officeooo:rsid="0049eee6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233f4" style:font-weight-asian="bold" style:font-weight-complex="bold"/>
    </style:style>
    <style:style style:name="T26" style:family="text">
      <style:text-properties officeooo:rsid="00c0033a"/>
    </style:style>
    <style:style style:name="T27" style:family="text">
      <style:text-properties officeooo:rsid="00c10d9c"/>
    </style:style>
    <style:style style:name="T28" style:family="text">
      <style:text-properties officeooo:rsid="00c1f35d"/>
    </style:style>
    <style:style style:name="T29" style:family="text">
      <style:text-properties officeooo:rsid="00d3d0ba"/>
    </style:style>
    <style:style style:name="T30" style:family="text">
      <style:text-properties officeooo:rsid="00d3eda1"/>
    </style:style>
    <style:style style:name="T31" style:family="text">
      <style:text-properties officeooo:rsid="00230e7c"/>
    </style:style>
    <style:style style:name="T32" style:family="text">
      <style:text-properties officeooo:rsid="00bc76fd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vertical-pos="from-top" style:horizontal-pos="center" style:horizontal-rel="paragraph"/>
    </style:style>
    <style:style style:name="fr4" style:family="graphic" style:parent-style-name="Frame">
      <style:graphic-properties style:vertical-pos="middle" style:vertical-rel="baseline" style:shadow="none" draw:shadow-opacity="100%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4cm" fo:text-indent="-0.635cm" fo:margin-left="9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 Envio do Relatório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Data e horário de encerramento pelo técnico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Horário da Ligação de Check-in" text:name="py3o.objects.mco_form_checkin_call_datetime"/>
        <text:user-field-decl office:value-type="string" office:string-value="Duração da ligação de Check-in" text:name="py3o.objects.mco_form_checkin_call_timing"/>
        <text:user-field-decl office:value-type="string" office:string-value="Atendente no Check-in" text:name="py3o.objects.mco_form_checkin_attendant_by"/>
        <text:user-field-decl office:value-type="string" office:string-value="Responsável pelo posto" text:name="py3o.objects.mco_form_station_responsible_name"/>
        <text:user-field-decl office:value-type="string" office:string-value="e-mail do posto" text:name="py3o.objects.mco_form_station_responsible_email"/>
        <text:user-field-decl office:value-type="string" office:string-value="Problema Pista Principal" text:name="py3o.objects.mco_form_station_first_line_flag"/>
        <text:user-field-decl office:value-type="string" office:string-value="Atividades Executadas Pista Principal" text:name="py3o.objects.mco_form_station_first_line_activities"/>
        <text:user-field-decl office:value-type="string" office:string-value="Problemas Pista Secundária" text:name="py3o.objects.mco_form_station_sec_line_flag"/>
        <text:user-field-decl office:value-type="string" office:string-value="Atividades Executadas Pista Secundária" text:name="py3o.objects.mco_form_station_sec_line_activities"/>
        <text:user-field-decl office:value-type="string" office:string-value="Problema Servidor" text:name="py3o.objects.mco_form_station_server_flag"/>
        <text:user-field-decl office:value-type="string" office:string-value="Atividades Executadas Servidor" text:name="py3o.objects.mco_form_station_server_activities"/>
        <text:user-field-decl office:value-type="string" office:string-value="Problema Teto" text:name="py3o.objects.mco_form_station_roof_flag"/>
        <text:user-field-decl office:value-type="string" office:string-value="Movimentação Equipamento" text:name="py3o.objects.mco_form_station_equipment_flag"/>
        <text:user-field-decl office:value-type="string" office:string-value="Problema Encontrado" text:name="py3o.objects.mco_form_station_trouble_found"/>
        <text:user-field-decl office:value-type="string" office:string-value="Horário Check-out" text:name="py3o.objects.mco_form_checkout_call_datetime"/>
        <text:user-field-decl office:value-type="string" office:string-value="Duração Ligação Check-out" text:name="py3o.objects.mco_form_checkout_call_timing"/>
        <text:user-field-decl office:value-type="string" office:string-value="Atendente Check-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rição Service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dade Endereço" text:name="py3o.objects.mco_task_customer_city"/>
        <text:user-field-decl office:value-type="string" office:string-value="Código do Posto" text:name="py3o.objects.mco_task_customer_number"/>
        <text:user-field-decl office:value-type="string" office:string-value="Número Endereço" text:name="py3o.objects.mco_task_customer_address_number"/>
        <text:user-field-decl office:value-type="string" office:string-value="Nome do Posto" text:name="py3o.objects.mco_task_customer_name"/>
        <text:user-field-decl office:value-type="string" office:string-value="Estado Endereço" text:name="py3o.objects.mco_task_customer_state"/>
        <text:user-field-decl office:value-type="string" office:string-value="Rua Endereço" text:name="py3o.objects.mco_task_customer_street"/>
      </text:user-field-decls>
      <draw:frame draw:style-name="fr1" draw:name="Quadro1" text:anchor-type="page" text:anchor-page-number="1" svg:y="6.167cm" draw:z-index="1">
        <draw:text-box fo:min-height="0.499cm" fo:min-width="2cm">
          <text:p text:style-name="P8">Relatório de Manutenção <text:span text:style-name="T5">Corretiva</text:span></text:p>
          <text:p text:style-name="P10"/>
          <text:p text:style-name="P38"><text:user-field-get text:name="py3o.objects.mco_task_customer_number">Código do Posto</text:user-field-get> – <text:user-field-get text:name="py3o.objects.mco_task_customer_name">Nome do Posto</text:user-field-get></text:p>
        </draw:text-box>
      </draw:frame>
      <text:p text:style-name="P41"><draw:frame draw:style-name="fr2" draw:name="Quadro2" text:anchor-type="paragraph" svg:x="5.62cm" svg:y="26.541cm" draw:z-index="0"><draw:text-box fo:min-height="0.499cm" fo:min-width="2cm"><text:p text:style-name="P39">Incidente: <text:user-field-get text:name="py3o.objects.mco_task_request_number">Número do Chamado</text:user-field-get></text:p><text:p text:style-name="P9"><text:span text:style-name="T12">Data da execução:</text:span><text:span text:style-name="T13"> </text:span><text:span text:style-name="T13"><text:user-field-get text:name="py3o.objects.mco_form_date_time">Data Envio do Relatório</text:user-field-get></text:span></text:p><text:p text:style-name="P29"/><text:p text:style-name="P7"><text:span text:style-name="T3">Responsável:</text:span><text:span text:style-name="T2"> </text:span><text:span text:style-name="T2"><text:user-field-get text:name="py3o.objects.mco_form_employee_firstname">Colaborador</text:user-field-get></text:span></text:p><text:p text:style-name="P7"><text:span text:style-name="T7">Revisado por:</text:span><text:span text:style-name="T6"> Fabiano Seraggi</text:span></text:p></draw:text-box></draw:frame></text:p>
      <text:h text:style-name="P42" text:outline-level="1">Detalhes do Atendimento</text:h>
      <text:p text:style-name="P15">Informações d<text:span text:style-name="T23">o incidente</text:span>:</text:p>
      <text:list xml:id="list2396554541" text:style-name="L1">
        <text:list-item>
          <text:p text:style-name="P48"><text:span text:style-name="T24">Número do Incidente:</text:span><text:span text:style-name="T4"> </text:span><text:span text:style-name="T4"><text:user-field-get text:name="py3o.objects.mco_task_request_number">Número do Chamado</text:user-field-get></text:span></text:p>
        </text:list-item>
        <text:list-item>
          <text:p text:style-name="P49"><text:span text:style-name="T11">Problema informado no ServiceNow:</text:span><text:span text:style-name="T9"> </text:span><text:span text:style-name="T9"><text:user-field-get text:name="py3o.objects.mco_task_data1">Descrição ServiceNow</text:user-field-get></text:span></text:p>
        </text:list-item>
        <text:list-item>
          <text:p text:style-name="P50"><text:span text:style-name="T10">Data e hora do recebimento do Incidente:</text:span><text:span text:style-name="T8"> </text:span><text:span text:style-name="T8"><text:user-field-get text:name="py3o.objects.mco_task_external_creation_date">Início SLA</text:user-field-get></text:span></text:p>
        </text:list-item>
        <text:list-item>
          <text:p text:style-name="P51"><text:span text:style-name="T10">Data e h</text:span><text:span text:style-name="T11">ora do solução do incidente pela E2i9</text:span><text:span text:style-name="T10">:</text:span><text:span text:style-name="T8"> </text:span><text:span text:style-name="T15"><text:user-field-get text:name="py3o.objects.mco_location_date">Data e horário de encerramento pelo técnico</text:user-field-get></text:span></text:p>
        </text:list-item>
        <text:list-item>
          <text:p text:style-name="P51"><text:span text:style-name="T11">Tempo total até solução pela E2i9</text:span><text:span text:style-name="T10">:</text:span><text:span text:style-name="T8"> </text:span></text:p>
        </text:list-item>
      </text:list>
      <text:p text:style-name="P16">Informações do Check-in:</text:p>
      <text:list xml:id="list2709933910" text:style-name="L2">
        <text:list-item>
          <text:p text:style-name="P52"><text:span text:style-name="T24">Horário da ligação para Check-in:</text:span> <text:span text:style-name="T14"><text:user-field-get text:name="py3o.objects.mco_form_checkin_call_datetime">Horário da Ligação de Check-in</text:user-field-get></text:span></text:p>
        </text:list-item>
        <text:list-item>
          <text:p text:style-name="P52"><text:span text:style-name="T24">Duração da ligação para Check-in:</text:span> <text:span text:style-name="T14"><text:user-field-get text:name="py3o.objects.mco_form_checkin_call_timing">Duração da ligação de Check-in</text:user-field-get></text:span></text:p>
        </text:list-item>
        <text:list-item>
          <text:p text:style-name="P55"><text:span text:style-name="T24">Atendente que realizou o Check-in na PA técnica:</text:span> <text:user-field-get text:name="py3o.objects.mco_form_checkin_attendant_by">Atendente no Check-in</text:user-field-get></text:p>
        </text:list-item>
      </text:list>
      <text:p text:style-name="Heading_20_2">Informações sobre as ações em campo:</text:p>
      <text:list xml:id="list3891616201" text:style-name="L3">
        <text:list-item>
          <text:p text:style-name="P56">Problema verificado no local:</text:p>
        </text:list-item>
      </text:list>
      <text:p text:style-name="P12"><text:user-field-get text:name="py3o.objects.mco_form_station_trouble_found">Problema Encontrado</text:user-field-get></text:p>
      <text:list xml:id="list1661175156" text:style-name="L4">
        <text:list-item>
          <text:p text:style-name="P57">Ações realizadas para sanar o problema encontrado e reestabelecer a operação no posto:</text:p>
        </text:list-item>
      </text:list>
      <text:p text:style-name="P13"><text:user-field-get text:name="py3o.objects.mco_form_station_first_line_activities">Atividades Executadas Pista Principal</text:user-field-get></text:p>
      <text:p text:style-name="P13"><text:user-field-get text:name="py3o.objects.mco_form_station_sec_line_activities">Atividades Executadas Pista Secundária</text:user-field-get></text:p>
      <text:p text:style-name="P13"><text:user-field-get text:name="py3o.objects.mco_form_station_server_activities">Atividades Executadas Servidor</text:user-field-get></text:p>
      <text:p text:style-name="P18">Informações do Posto:</text:p>
      <text:list xml:id="list1974306256" text:style-name="L5">
        <text:list-item>
          <text:p text:style-name="P58">Endereço do posto:</text:p>
        </text:list-item>
      </text:list>
      <text:p text:style-name="P14"><text:user-field-get text:name="py3o.objects.mco_task_customer_street">Rua Endereço</text:user-field-get>, <text:user-field-get text:name="py3o.objects.mco_task_customer_number">Código do Posto</text:user-field-get></text:p>
      <text:p text:style-name="P14"><text:user-field-get text:name="py3o.objects.mco_task_customer_city">Cidade Endereço</text:user-field-get> - <text:user-field-get text:name="py3o.objects.mco_task_customer_state">Estado Endereço</text:user-field-get></text:p>
      <text:list xml:id="list193306500966013" text:continue-numbering="true" text:style-name="L5">
        <text:list-item>
          <text:p text:style-name="P59"><text:span text:style-name="T24">Responsável do posto no local e hora do atendimento:</text:span> <text:user-field-get text:name="py3o.objects.mco_form_station_responsible_name">Responsável pelo posto</text:user-field-get></text:p>
        </text:list-item>
      </text:list>
      <text:list xml:id="list3639185340" text:style-name="L6">
        <text:list-item>
          <text:p text:style-name="P60"><text:span text:style-name="T24">Endereço eletrônico do posto:</text:span> <text:user-field-get text:name="py3o.objects.mco_form_station_responsible_email">e-mail do posto</text:user-field-get></text:p>
        </text:list-item>
      </text:list>
      <text:p text:style-name="P17">Detalhes do Check-out</text:p>
      <text:list xml:id="list193306379746529" text:continue-list="list2709933910" text:style-name="L2">
        <text:list-item>
          <text:p text:style-name="P53"><text:span text:style-name="T24">Horário da ligação para Check-</text:span><text:span text:style-name="T25">out</text:span><text:span text:style-name="T24">:</text:span> <text:span text:style-name="T14"><text:user-field-get text:name="py3o.objects.mco_form_checkout_call_datetime">Horário Check-out</text:user-field-get></text:span></text:p>
        </text:list-item>
        <text:list-item>
          <text:p text:style-name="P53"><text:span text:style-name="T24">Duração da ligação para Check-</text:span><text:span text:style-name="T25">out</text:span><text:span text:style-name="T24">:</text:span> <text:span text:style-name="T14"><text:user-field-get text:name="py3o.objects.mco_form_checkout_call_timing">Duração Ligação Check-out</text:user-field-get></text:span></text:p>
        </text:list-item>
        <text:list-item>
          <text:p text:style-name="P54"><text:span text:style-name="T24">Atendente que realizou o Check-in na PA técnica:</text:span> <text:user-field-get text:name="py3o.objects.mco_form_checkout_attendant_by">Atendente Check-out</text:user-field-get></text:p>
        </text:list-item>
        <text:list-item>
          <text:p text:style-name="P63">Assinatura do Responsável do Posto:</text:p>
        </text:list-item>
      </text:list>
      <text:p text:style-name="P62"><draw:frame draw:style-name="fr3" draw:name="py3o.image(objects.mco_form_file_pic28.mco_form_file_data, 'png', width=3, height=3, isb64=True)" text:anchor-type="as-char" svg:y="-3.6cm" svg:width="3cm" draw:z-index="3"><draw:text-box fo:min-height="3cm"><text:p text:style-name="Frame_20_contents"/></draw:text-box></draw:frame></text:p>
      <text:p text:style-name="Text_20_body"/>
      <text:h text:style-name="P45" text:outline-level="1"><text:span text:style-name="T31">Movimentação Equipamentos no Posto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ítulo_20_2_20_em_20_tabela">Itens <text:span text:style-name="T16">R</text:span>emovidos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3"/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6"><text:a xlink:type="simple" xlink:href="py3o://for=%22line%20in%20objects.mco_form_equipment_ids%22" text:style-name="Internet_20_link" text:visited-style-name="Visited_20_Internet_20_Link"><text:span text:style-name="T30">for="line in objects.mco_form_equipment_ids"</text:span></text:a></text:p>
          </table:table-cell>
          <table:covered-table-cell/>
        </table:table-row>
        <table:table-row>
          <table:table-cell table:style-name="Tabela2.A5" table:number-columns-spanned="2" office:value-type="string">
            <text:p text:style-name="P70"><text:a xlink:type="simple" xlink:href="py3o://if=%22line.mco_form_equip_action=='Removido'%22" text:style-name="Internet_20_link" text:visited-style-name="Visited_20_Internet_20_Link"><text:span text:style-name="T21">if="line.mco_form_equip_action=='Removido'"</text:span></text:a></text:p>
          </table:table-cell>
          <table:covered-table-cell/>
        </table:table-row>
        <table:table-row>
          <table:table-cell table:style-name="Tabela2.A5" table:number-columns-spanned="2" office:value-type="string">
            <text:p text:style-name="P28"><text:a xlink:type="simple" xlink:href="py3o://if=%22line.mco_form_equip_name!='Nenhum'%22" text:style-name="Internet_20_link" text:visited-style-name="Visited_20_Internet_20_Link"><text:span text:style-name="T21">if="line.mco_form_equip_name!='Nenhum'"</text:span></text:a></text:p>
          </table:table-cell>
          <table:covered-table-cell/>
        </table:table-row>
        <table:table-row>
          <table:table-cell table:style-name="Tabela2.A8" office:value-type="string">
            <text:p text:style-name="P24">Item Removido</text:p>
          </table:table-cell>
          <table:table-cell table:style-name="Tabela2.B8" office:value-type="string">
            <text:p text:style-name="P23"/>
          </table:table-cell>
        </table:table-row>
        <table:table-row>
          <table:table-cell table:style-name="Tabela2.A8" office:value-type="string">
            <text:p text:style-name="P24">Local onde estava instalado</text:p>
          </table:table-cell>
          <table:table-cell table:style-name="Tabela2.B8" office:value-type="string">
            <text:p text:style-name="P23"/>
          </table:table-cell>
        </table:table-row>
        <table:table-row>
          <table:table-cell table:style-name="Tabela2.A8" office:value-type="string">
            <text:p text:style-name="P24">Número Serial</text:p>
          </table:table-cell>
          <table:table-cell table:style-name="Tabela2.B8" office:value-type="string">
            <text:p text:style-name="P23"/>
          </table:table-cell>
        </table:table-row>
        <table:table-row>
          <table:table-cell table:style-name="Tabela2.A9" office:value-type="string">
            <text:p text:style-name="P24">Número de Patrimônio</text:p>
          </table:table-cell>
          <table:table-cell table:style-name="Tabela2.B9" office:value-type="string">
            <text:p text:style-name="P23"/>
          </table:table-cell>
        </table:table-row>
        <table:table-row table:style-name="Tabela2.10">
          <table:table-cell table:style-name="Tabela2.A10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11" table:number-columns-spanned="2" office:value-type="string">
            <text:p text:style-name="P28"><text:a xlink:type="simple" xlink:href="py3o:///if" text:style-name="Internet_20_link" text:visited-style-name="Visited_20_Internet_20_Link"><text:span text:style-name="T19">/if</text:span></text:a></text:p>
          </table:table-cell>
          <table:covered-table-cell/>
        </table:table-row>
        <table:table-row>
          <table:table-cell table:style-name="Tabela2.A12" table:number-columns-spanned="2" office:value-type="string">
            <text:p text:style-name="P70"><text:a xlink:type="simple" xlink:href="py3o:///if" text:style-name="Internet_20_link" text:visited-style-name="Visited_20_Internet_20_Link"><text:span text:style-name="T19">/if</text:span></text:a></text:p>
          </table:table-cell>
          <table:covered-table-cell/>
        </table:table-row>
        <table:table-row>
          <table:table-cell table:style-name="Tabela2.A13" table:number-columns-spanned="2" office:value-type="string">
            <text:p text:style-name="P27"><text:a xlink:type="simple" xlink:href="py3o:///for" text:style-name="Internet_20_link" text:visited-style-name="Visited_20_Internet_20_Link"><text:span text:style-name="T20">/for</text:span></text:a></text:p>
          </table:table-cell>
          <table:covered-table-cell/>
        </table:table-row>
      </table:table>
      <text:p text:style-name="Text_20_body_20_indent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9">Itens <text:span text:style-name="T16">Adicionados</text:span></text:p>
          </table:table-cell>
          <table:covered-table-cell/>
        </table:table-row>
        <table:table-row table:style-name="Tabela3.2">
          <table:table-cell table:style-name="Tabela3.A2" table:number-columns-spanned="2" office:value-type="string">
            <text:p text:style-name="P4"/>
          </table:table-cell>
          <table:covered-table-cell/>
        </table:table-row>
        <table:table-row>
          <table:table-cell table:style-name="Tabela3.A3" table:number-columns-spanned="2" office:value-type="string">
            <text:p text:style-name="P26"><text:a xlink:type="simple" xlink:href="py3o://for=%22line%20in%20objects.mco_form_equipment_ids%22" text:style-name="Internet_20_link" text:visited-style-name="Visited_20_Internet_20_Link"><text:span text:style-name="T30">for="line in objects.mco_form_equipment_ids"</text:span></text:a></text:p>
          </table:table-cell>
          <table:covered-table-cell/>
        </table:table-row>
        <table:table-row>
          <table:table-cell table:style-name="Tabela3.A5" table:number-columns-spanned="2" office:value-type="string">
            <text:p text:style-name="P70"><text:a xlink:type="simple" xlink:href="py3o://if=%22line.mco_form_equip_action=='Adicionado'%22" text:style-name="Internet_20_link" text:visited-style-name="Visited_20_Internet_20_Link"><text:span text:style-name="T21">if="line.mco_form_equip_action=='Adicionado'"</text:span></text:a></text:p>
          </table:table-cell>
          <table:covered-table-cell/>
        </table:table-row>
        <table:table-row>
          <table:table-cell table:style-name="Tabela3.A5" table:number-columns-spanned="2" office:value-type="string">
            <text:p text:style-name="P28"><text:a xlink:type="simple" xlink:href="py3o://if=%22line.mco_form_equip_name!='Nenhum'%22" text:style-name="Internet_20_link" text:visited-style-name="Visited_20_Internet_20_Link"><text:span text:style-name="T21">if="line.mco_form_equip_name!='Nenhum'"</text:span></text:a></text:p>
          </table:table-cell>
          <table:covered-table-cell/>
        </table:table-row>
        <table:table-row>
          <table:table-cell table:style-name="Tabela3.A8" office:value-type="string">
            <text:p text:style-name="P24">Item Adicionado</text:p>
          </table:table-cell>
          <table:table-cell table:style-name="Tabela3.B8" office:value-type="string">
            <text:p text:style-name="P23"/>
          </table:table-cell>
        </table:table-row>
        <table:table-row>
          <table:table-cell table:style-name="Tabela3.A8" office:value-type="string">
            <text:p text:style-name="P24">Local onde foi instalado</text:p>
          </table:table-cell>
          <table:table-cell table:style-name="Tabela3.B8" office:value-type="string">
            <text:p text:style-name="P23"/>
          </table:table-cell>
        </table:table-row>
        <table:table-row>
          <table:table-cell table:style-name="Tabela3.A8" office:value-type="string">
            <text:p text:style-name="P24">Número Serial</text:p>
          </table:table-cell>
          <table:table-cell table:style-name="Tabela3.B8" office:value-type="string">
            <text:p text:style-name="P23"/>
          </table:table-cell>
        </table:table-row>
        <table:table-row>
          <table:table-cell table:style-name="Tabela3.A9" office:value-type="string">
            <text:p text:style-name="P24">Número de Patrimônio</text:p>
          </table:table-cell>
          <table:table-cell table:style-name="Tabela3.B9" office:value-type="string">
            <text:p text:style-name="P23"/>
          </table:table-cell>
        </table:table-row>
        <table:table-row table:style-name="Tabela3.10">
          <table:table-cell table:style-name="Tabela3.A10" table:number-columns-spanned="2" office:value-type="string">
            <text:p text:style-name="P2"/>
          </table:table-cell>
          <table:covered-table-cell/>
        </table:table-row>
        <table:table-row>
          <table:table-cell table:style-name="Tabela3.A11" table:number-columns-spanned="2" office:value-type="string">
            <text:p text:style-name="P28"><text:a xlink:type="simple" xlink:href="py3o:///if" text:style-name="Internet_20_link" text:visited-style-name="Visited_20_Internet_20_Link"><text:span text:style-name="T19">/if</text:span></text:a></text:p>
          </table:table-cell>
          <table:covered-table-cell/>
        </table:table-row>
        <table:table-row>
          <table:table-cell table:style-name="Tabela3.A12" table:number-columns-spanned="2" office:value-type="string">
            <text:p text:style-name="P70"><text:a xlink:type="simple" xlink:href="py3o:///if" text:style-name="Internet_20_link" text:visited-style-name="Visited_20_Internet_20_Link"><text:span text:style-name="T19">/if</text:span></text:a></text:p>
          </table:table-cell>
          <table:covered-table-cell/>
        </table:table-row>
        <table:table-row>
          <table:table-cell table:style-name="Tabela3.A13" table:number-columns-spanned="2" office:value-type="string">
            <text:p text:style-name="P27"><text:a xlink:type="simple" xlink:href="py3o:///for" text:style-name="Internet_20_link" text:visited-style-name="Visited_20_Internet_20_Link"><text:span text:style-name="T20">/for</text:span></text:a></text:p>
          </table:table-cell>
          <table:covered-table-cell/>
        </table:table-row>
      </table:table>
      <text:p text:style-name="P11"/>
      <text:h text:style-name="P43" text:outline-level="1">EPI e Uniforme</text:h>
      <text:p text:style-name="P33"/>
      <text:p text:style-name="P36"><draw:frame draw:style-name="fr4" draw:name="py3o.image(objects.mco_form_file_pic01.mco_form_file_data, 'png', width=8, height=12, isb64=True)" text:anchor-type="as-char" svg:width="7.999cm" svg:height="12cm" draw:z-index="2"><draw:text-box><text:p text:style-name="Frame_20_contents"/></draw:text-box></draw:frame></text:p>
      <text:p text:style-name="P37">Colaborador vestindo o uniforme da Temos e todos os EPIs necessários para o atendimento</text:p>
      <text:h text:style-name="P46" text:outline-level="1">Atendimento Pista Principal</text:h>
      <text:p text:style-name="P20">EPCs montados para atendimento da Pista Principal</text:p>
      <text:p text:style-name="P30"><draw:frame draw:style-name="fr4" draw:name="py3o.image(objects.mco_form_file_pic02.mco_form_file_data, 'png', width=12, height=8, isb64=True)" text:anchor-type="as-char" svg:width="12cm" svg:height="7.999cm" draw:z-index="4"><draw:text-box><text:p text:style-name="Frame_20_contents"/></draw:text-box></draw:frame></text:p>
      <text:p text:style-name="Text_20_body"/>
      <text:p text:style-name="P65">Comparativo do Estado do Posto</text:p>
      <text:section text:style-name="Sect1" text:name="Seção1">
        <text:p text:style-name="P66">Antes do Atendimento</text:p>
        <text:p text:style-name="P76"><draw:frame draw:style-name="fr4" draw:name="py3o.image(objects.mco_form_file_pic03.mco_form_file_data, 'png', width=4, height=6, isb64=True)" text:anchor-type="as-char" svg:width="4.001cm" svg:height="6.001cm" draw:z-index="5"><draw:text-box><text:p text:style-name="Frame_20_contents"/></draw:text-box></draw:frame></text:p>
        <text:p text:style-name="P78">Selo de Manutenção Pista Principal</text:p>
        <text:p text:style-name="P78"/>
        <text:p text:style-name="P68"><text:soft-page-break/><text:span text:style-name="T32">Após o Atendimento</text:span></text:p>
        <text:p text:style-name="P76"><text:span text:style-name="T32"><draw:frame draw:style-name="fr4" draw:name="py3o.image(objects.mco_form_file_pic08.mco_form_file_data, 'png', width=4, height=6, isb64=True)" text:anchor-type="as-char" svg:width="4.001cm" svg:height="6.001cm" draw:z-index="6"><draw:text-box><text:p text:style-name="Frame_20_contents"/></draw:text-box></draw:frame></text:span></text:p>
        <text:p text:style-name="P79">Selo de Manutenção Pista Principal</text:p>
      </text:section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7">Comparativo do Estado do Posto</text:p>
      <text:p text:style-name="P67">Antes do Atendimento</text:p>
      <text:p text:style-name="P67">Após o Atendimento</text:p>
      <text:p text:style-name="P30"><draw:frame draw:style-name="fr4" draw:name="py3o.image(objects.mco_form_file_pic04.mco_form_file_data, 'png', width=4, height=6, isb64=True)" text:anchor-type="as-char" svg:width="4.001cm" svg:height="6.001cm" draw:z-index="7"><draw:text-box><text:p text:style-name="Frame_20_contents"/></draw:text-box></draw:frame></text:p>
      <text:p text:style-name="P84">Armário Pista <text:span text:style-name="T28">Principal </text:span>Fechado com Mo<text:span text:style-name="T26">ldura</text:span></text:p>
      <text:p text:style-name="P30"><text:soft-page-break/><draw:frame draw:style-name="fr4" draw:name="py3o.image(objects.mco_form_file_pic07.mco_form_file_data, 'png', width=4, height=6, isb64=True)" text:anchor-type="as-char" svg:width="4.001cm" svg:height="6.001cm" draw:z-index="8"><draw:text-box><text:p text:style-name="Frame_20_contents"/></draw:text-box></draw:frame></text:p>
      <text:p text:style-name="P86">Armário Pista <text:span text:style-name="T28">Principal </text:span>Fechado com Moldura</text:p>
      <text:p text:style-name="P30"><draw:frame draw:style-name="fr4" draw:name="py3o.image(objects.mco_form_file_pic05.mco_form_file_data, 'png', width=4, height=6, isb64=True)" text:anchor-type="as-char" svg:width="4.001cm" svg:height="6.001cm" draw:z-index="9"><draw:text-box><text:p text:style-name="Frame_20_contents"/></draw:text-box></draw:frame></text:p>
      <text:p text:style-name="P84">Armário Pista <text:span text:style-name="T28">Principal Aberto</text:span></text:p>
      <text:p text:style-name="P30"><draw:frame draw:style-name="fr4" draw:name="py3o.image(objects.mco_form_file_pic06.mco_form_file_data, 'png', width=4, height=6, isb64=True)" text:anchor-type="as-char" svg:width="4.001cm" svg:height="6.001cm" draw:z-index="10"><draw:text-box><text:p text:style-name="Frame_20_contents"/></draw:text-box></draw:frame></text:p>
      <text:p text:style-name="P86">Armário Pista <text:span text:style-name="T28">Principal</text:span> <text:span text:style-name="T27">Aberto</text:span></text:p>
      <text:p text:style-name="P32"/>
      <text:h text:style-name="P47" text:outline-level="1">Atendimento Pista <text:span text:style-name="T27">Secundária</text:span></text:h>
      <text:p text:style-name="P21">EPCs montados para atendimento da Pista <text:span text:style-name="T28">Secundária</text:span></text:p>
      <text:p text:style-name="P82"><draw:frame draw:style-name="fr4" draw:name="py3o.image(objects.mco_form_file_pic09.mco_form_file_data, 'png', width=4, height=6, isb64=True)" text:anchor-type="as-char" svg:width="12cm" svg:height="7.999cm" draw:z-index="11"><draw:text-box><text:p text:style-name="Frame_20_contents"/></draw:text-box></draw:frame></text:p>
      <text:p text:style-name="P35"/>
      <text:p text:style-name="P22">Comparativo do Estado do Posto</text:p>
      <text:p text:style-name="P22">Antes do Atendimento</text:p>
      <text:p text:style-name="P22">Após o Atendimento</text:p>
      <text:p text:style-name="P31"><draw:frame draw:style-name="fr4" draw:name="py3o.image(objects.mco_form_file_pic10.mco_form_file_data, 'png', width=4, height=6, isb64=True)" text:anchor-type="as-char" svg:width="4.001cm" svg:height="6.001cm" draw:z-index="12"><draw:text-box><text:p text:style-name="Frame_20_contents"/></draw:text-box></draw:frame></text:p>
      <text:p text:style-name="P80">Selo de Manutenção Pista <text:span text:style-name="T28">Secundária</text:span></text:p>
      <text:p text:style-name="P31"><text:soft-page-break/><draw:frame draw:style-name="fr4" draw:name="Quadro3" text:anchor-type="as-char" svg:width="4.001cm" svg:height="6.001cm" draw:z-index="13"><draw:text-box><text:p text:style-name="Frame_20_contents"/></draw:text-box></draw:frame></text:p>
      <text:p text:style-name="P80">Selo de Manutenção Pista <text:span text:style-name="T28">Secundária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22">Comparativo do Estado do Posto</text:p>
      <text:p text:style-name="P22">Antes do Atendimento</text:p>
      <text:p text:style-name="P22">Após o Atendimento</text:p>
      <text:p text:style-name="P31"><draw:frame draw:style-name="fr4" draw:name="py3o.image(objects.mco_form_file_pic11.mco_form_file_data, 'png', width=4, height=6, isb64=True)" text:anchor-type="as-char" svg:width="4.001cm" svg:height="6.001cm" draw:z-index="14"><draw:text-box><text:p text:style-name="Frame_20_contents"/></draw:text-box></draw:frame></text:p>
      <text:p text:style-name="P83">Armário Pista <text:span text:style-name="T28">Secundária</text:span> Fechado com Mo<text:span text:style-name="T26">ldura</text:span></text:p>
      <text:p text:style-name="P31"><text:soft-page-break/><draw:frame draw:style-name="fr4" draw:name="py3o.image(objects.mco_form_file_pic14.mco_form_file_data, 'png', width=4, height=6, isb64=True)" text:anchor-type="as-char" svg:width="4.001cm" svg:height="6.001cm" draw:z-index="15"><draw:text-box><text:p text:style-name="Frame_20_contents"/></draw:text-box></draw:frame></text:p>
      <text:p text:style-name="P85">Armário Pista <text:span text:style-name="T28">Secundária </text:span>Fechado com Moldura</text:p>
      <text:p text:style-name="P31"><draw:frame draw:style-name="fr4" draw:name="py3o.image(objects.mco_form_file_pic12.mco_form_file_data, 'png', width=4, height=6, isb64=True)" text:anchor-type="as-char" svg:width="4.001cm" svg:height="6.001cm" draw:z-index="16"><draw:text-box><text:p text:style-name="Frame_20_contents"/></draw:text-box></draw:frame></text:p>
      <text:p text:style-name="P83">Armário Pista <text:span text:style-name="T28">Secundária</text:span> <text:span text:style-name="T27">Aberto</text:span></text:p>
      <text:p text:style-name="P31"><draw:frame draw:style-name="fr4" draw:name="py3o.image(objects.mco_form_file_pic13.mco_form_file_data, 'png', width=4, height=6, isb64=True)" text:anchor-type="as-char" svg:width="4.001cm" svg:height="6.001cm" draw:z-index="17"><draw:text-box><text:p text:style-name="Frame_20_contents"/></draw:text-box></draw:frame></text:p>
      <text:p text:style-name="P85">Armário Pista <text:span text:style-name="T28">Secundária</text:span> <text:span text:style-name="T27">Aberto</text:span></text:p>
      <text:p text:style-name="P34"/>
      <text:h text:style-name="P47" text:outline-level="1">Atendimento Servidor</text:h>
      <text:p text:style-name="P22">Comparativo do Estado do Posto</text:p>
      <text:p text:style-name="P22">Antes do Atendimento</text:p>
      <text:p text:style-name="P22">Após o Atendimento</text:p>
      <text:p text:style-name="P31"><draw:frame draw:style-name="fr4" draw:name="py3o.image(objects.mco_form_file_pic16.mco_form_file_data, 'png', width=4, height=6, isb64=True)" text:anchor-type="as-char" svg:width="4.001cm" svg:height="6.001cm" draw:z-index="18"><draw:text-box><text:p text:style-name="Frame_20_contents"/></draw:text-box></draw:frame></text:p>
      <text:p text:style-name="P77">Selo de Manutenção Rack do Servidor</text:p>
      <text:p text:style-name="P31"><draw:frame draw:style-name="fr4" draw:name="py3o.image(objects.mco_form_file_pic21.mco_form_file_data, 'png', width=4, height=6, isb64=True)" text:anchor-type="as-char" svg:width="4.001cm" svg:height="6.001cm" draw:z-index="19"><draw:text-box><text:p text:style-name="Frame_20_contents"/></draw:text-box></draw:frame></text:p>
      <text:p text:style-name="P80">Selo de Manutenção <text:span text:style-name="T28">Rack Servidor</text:span></text:p>
      <text:p text:style-name="P31"><draw:frame draw:style-name="fr4" draw:name="py3o.image(objects.mco_form_file_pic17.mco_form_file_data, 'png', width=4, height=6, isb64=True)" text:anchor-type="as-char" svg:width="4.001cm" svg:height="6.001cm" draw:z-index="20"><draw:text-box><text:p text:style-name="Frame_20_contents"/></draw:text-box></draw:frame></text:p>
      <text:p text:style-name="P77">Rack do Servidor Fechado</text:p>
      <text:p text:style-name="P31"><text:soft-page-break/><draw:frame draw:style-name="fr4" draw:name="py3o.image(objects.mco_form_file_pic20.mco_form_file_data, 'png', width=4, height=6, isb64=True)" text:anchor-type="as-char" svg:width="4.001cm" svg:height="6.001cm" draw:z-index="21"><draw:text-box><text:p text:style-name="Frame_20_contents"/></draw:text-box></draw:frame></text:p>
      <text:p text:style-name="P77">Rack do Servidor Fechado</text:p>
      <text:p text:style-name="P31"><draw:frame draw:style-name="fr4" draw:name="py3o.image(objects.mco_form_file_pic18.mco_form_file_data, 'png', width=4, height=6, isb64=True)" text:anchor-type="as-char" svg:width="4.001cm" svg:height="6.001cm" draw:z-index="22"><draw:text-box><text:p text:style-name="Frame_20_contents"/></draw:text-box></draw:frame></text:p>
      <text:p text:style-name="P77">Rack Servidor Aberto</text:p>
      <text:p text:style-name="P31"><draw:frame draw:style-name="fr4" draw:name="py3o.image(objects.mco_form_file_pic19.mco_form_file_data, 'png', width=4, height=6, isb64=True)" text:anchor-type="as-char" svg:width="4.001cm" svg:height="6.001cm" draw:z-index="23"><draw:text-box><text:p text:style-name="Frame_20_contents"/></draw:text-box></draw:frame></text:p>
      <text:p text:style-name="P77">Rack Servidor Aberto</text:p>
      <text:h text:style-name="P44" text:outline-level="1"><text:span text:style-name="T29">Fotos das Luminárias</text:span></text:h>
      <text:p text:style-name="P64">Comparativo do Estado do Posto</text:p>
      <text:p text:style-name="P64">Antes do Atendimento</text:p>
      <text:p text:style-name="P64">Após o Atendimento</text:p>
      <text:p text:style-name="P74"><draw:frame draw:style-name="fr4" draw:name="py3o.image(objects.mco_form_file_pic22.mco_form_file_data, 'png', width=4, height=6, isb64=True)" text:anchor-type="as-char" svg:width="4.001cm" svg:height="6.001cm" draw:z-index="24"><draw:text-box><text:p text:style-name="Frame_20_contents"/></draw:text-box></draw:frame></text:p>
      <text:p text:style-name="P81">Luminárias Pista Principal</text:p>
      <text:p text:style-name="P74"><draw:frame draw:style-name="fr4" draw:name="py3o.image(objects.mco_form_file_pic23.mco_form_file_data, 'png', width=4, height=6, isb64=True)" text:anchor-type="as-char" svg:width="4.001cm" svg:height="6.001cm" draw:z-index="25"><draw:text-box><text:p text:style-name="Frame_20_contents"/></draw:text-box></draw:frame></text:p>
      <text:p text:style-name="P81">Luminárias Pista Principal</text:p>
      <text:p text:style-name="P74"><draw:frame draw:style-name="fr4" draw:name="py3o.image(objects.mco_form_file_pic24.mco_form_file_data, 'png', width=4, height=6, isb64=True)" text:anchor-type="as-char" svg:width="4.001cm" svg:height="6.001cm" draw:z-index="26"><draw:text-box><text:p text:style-name="Frame_20_contents"/></draw:text-box></draw:frame></text:p>
      <text:p text:style-name="P81">Luminárias Pista Secundária</text:p>
      <text:p text:style-name="P74"><text:soft-page-break/><draw:frame draw:style-name="fr4" draw:name="py3o.image(objects.mco_form_file_pic25.mco_form_file_data, 'png', width=4, height=6, isb64=True)" text:anchor-type="as-char" svg:width="4.001cm" svg:height="6.001cm" draw:z-index="27"><draw:text-box><text:p text:style-name="Frame_20_contents"/></draw:text-box></draw:frame></text:p>
      <text:p text:style-name="P81">Luminárias Pista Secundária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1" svg:font-family="Carlito" style:font-family-generic="swiss"/>
    <style:font-face style:name="FreeSans1" svg:font-family="FreeSans" style:font-family-generic="swiss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559E080573799E35.png" xlink:type="simple" xlink:show="embed" xlink:actuate="onLoad"/>
    <draw:fill-image draw:name="fundo_5f_geral" draw:display-name="fundo_geral" xlink:href="Pictures/10000000000009B000000DB49A3A13E0BF53CFA4.png" xlink:type="simple" xlink:show="embed" xlink:actuate="onLoad"/>
    <draw:fill-image draw:name="fundo_5f_primeira" draw:display-name="fundo_primeira" xlink:href="Pictures/10000000000009B000000DB47A26D6DC3CD35D6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bitmap" draw:fill-image-name="fundo_5f_geral"/>
      <style:paragraph-properties fo:text-align="justify" style:justify-single-word="false" fo:hyphenation-ladder-count="no-limit" style:page-number="auto">
        <style:tab-stops/>
        <style:background-image xlink:href="Pictures/10000000000009B000000DB49A3A13E0BF53CFA4.png" xlink:type="simple" xlink:actuate="onLoad" style:repeat="stretch"/>
      </style:paragraph-properties>
      <style:text-properties style:font-name="Carlito" fo:font-family="Carlito" style:font-style-name="Regular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2.499cm" fo:margin-right="0cm" fo:margin-top="0cm" fo:margin-bottom="0.21cm" loext:contextual-spacing="false" fo:hyphenation-ladder-count="no-limit" fo:text-indent="0cm" style:auto-text-indent="false" style:page-number="auto" fo:break-before="page" style:writing-mode="lr-tb"/>
      <style:text-properties fo:color="#111c27" fo:font-size="160%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size-asian="10.5pt"/>
    </style:style>
    <style:style style:name="Table_20_Heading" style:display-name="Table Heading" style:family="paragraph" style:parent-style-name="Table_20_Contents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fill-image-name="Sky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>
        <style:background-image xlink:href="Pictures/100000000000005E0000005E559E080573799E35.png" xlink:type="simple" xlink:actuate="onLoad"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b7fa0b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geral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.499cm" style:shadow="none" fo:background-color="transparent" style:dynamic-spacing="false" draw:fill="none" draw:fill-color="#729fcf" draw:opacity="0%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fill-image-name="fundo_5f_primeira" draw:opacity="100%" draw:fill-image-width="0cm" draw:fill-image-height="0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MP2"><text:span text:style-name="MT1">Página </text:span><text:page-number text:select-page="current">11</text:page-number> <text:span text:style-name="MT1">de </text:span><text:span text:style-name="MT1"><text:page-count>14</text:page-count></text:span></text:p>
        <text:p text:style-name="MP2"/>
      </style:footer>
      <style:footer-first>
        <text:p text:style-name="MP2"><text:span text:style-name="MT1">Página </text:span><text:page-number text:select-page="current">2</text:page-number> <text:span text:style-name="MT1">de </text:span><text:span text:style-name="MT1"><text:page-count>14</text:page-count></text:span></text:p>
        <text:p text:style-name="MP2"/>
      </style:footer-first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5-29T19:32:56.980504975</dc:date>
    <meta:editing-duration>P4DT3H14M9S</meta:editing-duration>
    <meta:editing-cycles>122</meta:editing-cycles>
    <meta:generator>LibreOffice/5.3.3.2$Linux_X86_64 LibreOffice_project/30m0$Build-2</meta:generator>
    <meta:print-date>2017-05-25T20:14:06.713393919</meta:print-date>
    <meta:document-statistic meta:table-count="2" meta:image-count="0" meta:object-count="0" meta:page-count="14" meta:paragraph-count="134" meta:word-count="490" meta:character-count="3382" meta:non-whitespace-character-count="3015"/>
  </office:meta>
</office:document-meta>
</file>